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ngal" svg:font-family="Mangal"/>
    <style:font-face style:name="Mangal1" svg:font-family="Mangal"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fo:color="#222222" style:font-name="Arial" fo:font-size="10pt" style:font-name-asian="Times New Roman" style:font-size-asian="10pt" style:language-asian="pt" style:country-asian="BR" style:font-name-complex="Arial" style:font-size-complex="10pt"/>
    </style:style>
    <style:style style:name="P2" style:family="paragraph" style:parent-style-name="Standard" style:master-page-name="Standard">
      <style:paragraph-properties fo:margin-top="0in" fo:margin-bottom="0in" style:contextual-spacing="false" fo:line-height="100%" style:page-number="auto"/>
      <style:text-properties fo:color="#222222" style:font-name="Arial" fo:font-size="10pt" fo:font-weight="bold" style:font-name-asian="Times New Roman" style:font-size-asian="10pt" style:language-asian="pt" style:country-asian="BR" style:font-weight-asian="bold" style:font-name-complex="Arial" style:font-size-complex="10pt" style:font-weight-complex="bold"/>
    </style:style>
    <style:style style:name="P3" style:family="paragraph" style:parent-style-name="Standard">
      <style:paragraph-properties fo:margin-left="0in" fo:margin-right="0in" fo:margin-top="0in" fo:margin-bottom="0in" style:contextual-spacing="false" fo:line-height="100%" fo:text-indent="0.4917in" style:auto-text-indent="false"/>
      <style:text-properties fo:color="#222222" style:font-name="Arial" fo:font-size="10pt" style:font-name-asian="Times New Roman" style:font-size-asian="10pt" style:language-asian="pt" style:country-asian="BR" style:font-name-complex="Arial" style:font-size-complex="10pt"/>
    </style:style>
    <style:style style:name="P4" style:family="paragraph" style:parent-style-name="Standard">
      <style:paragraph-properties fo:margin-left="0in" fo:margin-right="0in" fo:margin-top="0in" fo:margin-bottom="0in" style:contextual-spacing="false" fo:line-height="100%" fo:text-indent="0.5in" style:auto-text-indent="false"/>
      <style:text-properties fo:color="#222222" style:font-name="Arial" fo:font-size="10pt" style:font-name-asian="Times New Roman" style:font-size-asian="10pt" style:language-asian="pt" style:country-asian="BR" style:font-name-complex="Arial" style:font-size-complex="10pt"/>
    </style:style>
    <style:style style:name="P5" style:family="paragraph" style:parent-style-name="Standard">
      <style:paragraph-properties fo:margin-left="0.75in" fo:margin-right="0in" fo:margin-top="0in" fo:margin-bottom="0in" style:contextual-spacing="false" fo:line-height="100%" fo:text-indent="0.25in" style:auto-text-indent="false"/>
      <style:text-properties fo:color="#222222" style:font-name="Arial" fo:font-size="10pt" style:font-name-asian="Times New Roman" style:font-size-asian="10pt" style:language-asian="pt" style:country-asian="BR" style:font-name-complex="Arial" style:font-size-complex="10pt"/>
    </style:style>
    <style:style style:name="P6" style:family="paragraph" style:parent-style-name="Standard">
      <style:paragraph-properties fo:margin-left="0.25in" fo:margin-right="0in" fo:margin-top="0in" fo:margin-bottom="0in" style:contextual-spacing="false" fo:line-height="100%" fo:text-indent="0in" style:auto-text-indent="false"/>
      <style:text-properties fo:color="#222222" style:font-name="Arial" fo:font-size="10pt" style:font-name-asian="Times New Roman" style:font-size-asian="10pt" style:language-asian="pt" style:country-asian="BR" style:font-name-complex="Arial"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RC – Relatório do trabalho: Grupos de 2 pessoas. Obrigatória a presença na entrega.</text:p>
      <text:p text:style-name="P1"/>
      <text:p text:style-name="P1">Folha de rosto:</text:p>
      <text:p text:style-name="P3">Cabeçalho: Universidade, Escola, Curso, Disciplina;</text:p>
      <text:p text:style-name="P3">Corpo: Nome do projeto</text:p>
      <text:p text:style-name="P3">Rodapé: Lista de integrantes com nome completo e matrícula, Período/Ano.</text:p>
      <text:p text:style-name="P1"/>
      <text:p text:style-name="P1">Introdução – pelo menos 01 (uma) folha sobre os seguintes temas:</text:p>
      <text:p text:style-name="P3">Automação de ambientes residenciais e comerciais;</text:p>
      <text:p text:style-name="P3">Utilização de microcontroladores em ambientes automatizados;</text:p>
      <text:p text:style-name="P3">Utilização de controles remotos universais como interface em automação.</text:p>
      <text:p text:style-name="P1"/>
      <text:p text:style-name="P1">Base tecnológica – Pelo menos 01 (uma) folha sobre os seguintes temas:</text:p>
      <text:p text:style-name="P4">Plataforma Arduino;</text:p>
      <text:p text:style-name="P4">Led emissor de IR;</text:p>
      <text:p text:style-name="P4">Receptor de IR (não é fotodiodo nem foto-transistor);</text:p>
      <text:p text:style-name="P4">Biblioteca utilizada para IR no Arduino;</text:p>
      <text:p text:style-name="P4">Biblioteca usada para escrever na EEPROM no Arduino;</text:p>
      <text:p text:style-name="P1"/>
      <text:p text:style-name="P1">Os experimentos – Pelo menos 01 (uma) folha por circuito sobre os seguintes experimentos:</text:p>
      <text:p text:style-name="P4">Experimento1 – Receptor de código IR de controles remotos comerciais.</text:p>
      <text:p text:style-name="P5">Circuito baseado em Arduino e utilizando a biblioteca de IR que permita receber um código enviado por um controle remoto comercial e que apresente na tela do PC o protocolo (fabricante) e o código recebido.</text:p>
      <text:p text:style-name="P1"><text:tab/>Experimento 2 – Transmissor de IR de código fixo.</text:p>
      <text:p text:style-name="P5">Circuito baseado em Arduino e utilizando a biblioteca de IR que permita enviar códigos pré-programados baseados nos obtidos no Experimento1 e a partir do pressionamento de botões de pressão. O circuito deverá conter pelo menos 3 (três) botões com funções diferentes.</text:p>
      <text:p text:style-name="P1"><text:tab/>Experimento 3 – Controle remoto universal</text:p>
      <text:p text:style-name="P5">Circuito baseado nos Experimentos 1 e 2 que permita 2 modos. O primeiro seria o de recepção/aprendizado onde os códigos recebidos pelo receptor de IR seriam armazenados e associados a botões especificados no momento da recepção. O segundo é o de transmissão/emulação onde ao serem pressionados os botões, seu código associado seria enviado pelo circuito transmissor que poderá então ser recebido pelo eletroeletrônico do controle remoto original. Deverão ser previstos pelo menos 5 (cinco) botões com as funções básicas de: 1-on/off; 2-Canal+; Canal-; Volume+; Volume-.</text:p>
      <text:p text:style-name="P1"><text:tab/>Experimento 4 – “Preset” armazenado em memória</text:p>
      <text:p text:style-name="P5">Circuito baseado no Experimento 3 que faça a gravação dos códigos recebidos na EEPROM interna do Arduino de forma a que quando o circuito seja desligado não perca a “programação”. Deve ser verificado que quando o circuito receber novamente alimentação o “preset” armazenado na EEPROM seja lido e novamente atribuído às teclas. Deverá também ser incluído 01 (um) novo botão que permita a armazenagem e transmissão de mais de 1 código em sequência. Por exemplo, podemos colocar um botão que permita armazenar um canal favorito que seria os códigos dos números para o canal.</text:p>
      <text:p text:style-name="P1"/>
      <text:p text:style-name="P1">Comentários sobre os experimentos – Pelo menos 01 (uma) folha:</text:p>
      <text:p text:style-name="P6"><text:tab/>Para cada experimento escreva pelo menos um parágrafo de comentário sobre as dificuldades encontradas e as soluções consideradas para contornar os problemas. Aqui também fale sobre eventuais pesquisas feitas sobre o assunto e livros/e-books consultados.</text:p>
      <text:p text:style-name="P1"/>
      <text:p text:style-name="P1">Conclusões e trabalhos futuros – Pelo menos 1 ( uma) folha:</text:p>
      <text:p text:style-name="P6"><text:tab/>Escreva sobre o funcionamento dos experimentos e se as expectativas ao início do trabalho foram cumpridas. Sugestões para melhoria do projeto.</text:p>
      <text:p text:style-name="P6"/>
      <text:p text:style-name="P1">Referências – Pelo menos 01 (uma) folha com os livros, “e-Books” e URLs utiliza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Mangal" svg:font-family="Mangal"/>
    <style:font-face style:name="Mangal1" svg:font-family="Mangal"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ítulo"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Mangal1" style:font-family-complex="Mangal" style:font-pitch-complex="variable" style:font-size-complex="14pt"/>
    </style:style>
    <style:style style:name="Legenda"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Índice" style:family="paragraph" style:parent-style-name="Standard">
      <style:paragraph-properties text:number-lines="false" text:line-number="0"/>
      <style:text-properties style:font-name-complex="Mangal" style:font-family-complex="Mangal"/>
    </style:style>
    <style:style style:name="Absatz-Standardschriftart" style:family="text"/>
    <style:style style:name="Fonte_20_parág._20_padrão" style:display-name="Fonte parág. padrão"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72in" fo:margin-bottom="0.472in" fo:margin-left="0.472in" fo:margin-right="0.472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cha</meta:initial-creator>
    <meta:creation-date>2014-03-13T17:48:00</meta:creation-date>
    <dc:date>2014-03-16T16:33:51.624689202</dc:date>
    <meta:editing-cycles>3</meta:editing-cycles>
    <meta:editing-duration>PT2M</meta:editing-duration>
    <meta:document-statistic meta:table-count="0" meta:image-count="0" meta:object-count="0" meta:page-count="1" meta:paragraph-count="29" meta:word-count="489" meta:character-count="3251" meta:non-whitespace-character-count="2775"/>
    <meta:generator>LibreOffice/4.1.5.3$Linux_X86_64 LibreOffice_project/410$Build-3</meta:generator>
  </office:meta>
</office:document-meta>
</file>